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MARGEM DE ERRO PARA O TOTAL DO INDICADOR A1A – RESPONSÁVEIS POR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1">
            <text:p>Total de responsáveis por escolas localizadas em áreas rurais<text:s/>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 pedagógico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8100.680157661438" table:style-name="ce5">
            <text:p>8.101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879.6400365829468" table:style-name="ce5">
            <text:p>1.880</text:p>
          </table:table-cell>
          <table:table-cell office:value-type="float" office:value="1995.2800388336182" table:style-name="ce5">
            <text:p>1.99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22.1201639175415" table:style-name="ce5">
            <text:p>8.42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928.2400569915771" table:style-name="ce5">
            <text:p>2.928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88.16000366210938" table:style-name="ce5">
            <text:p>18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682.4400911331177" table:style-name="ce5">
            <text:p>4.682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264.60000514984131" table:style-name="ce5">
            <text:p>26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497.8001070022583" table:style-name="ce5">
            <text:p>5.498</text:p>
          </table:table-cell>
          <table:table-cell office:value-type="float" office:value="0" table:style-name="ce5">
            <text:p>0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453.880145072937" table:style-name="ce5">
            <text:p>7.454</text:p>
          </table:table-cell>
          <table:table-cell office:value-type="float" office:value="0" table:style-name="ce5">
            <text:p>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1963.9200382232666" table:style-name="ce5">
            <text:p>1.9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192.4400815963745" table:style-name="ce5">
            <text:p>4.192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1062.3200206756592" table:style-name="ce5">
            <text:p>1.062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707.5201110839844" table:style-name="ce5">
            <text:p>5.70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0" table:style-name="ce5">
            <text:p>0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1777.7200345993042" table:style-name="ce5">
            <text:p>1.77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420.5601444244385" table:style-name="ce5">
            <text:p>7.42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911.40001773834229" table:style-name="ce5">
            <text:p>9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841.2000942230225" table:style-name="ce5">
            <text:p>4.841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062.3200206756592" table:style-name="ce5">
            <text:p>1.062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797.2801322937012" table:style-name="ce5">
            <text:p>6.79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1709.1200332641602" table:style-name="ce5">
            <text:p>1.709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771.8400344848633" table:style-name="ce5">
            <text:p>1.77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28.9601173400879" table:style-name="ce5">
            <text:p>6.02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907.48001766204834" table:style-name="ce5">
            <text:p>90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0" table:style-name="ce5">
            <text:p>0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0" table:style-name="ce5">
            <text:p>0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651.8401489257813" table:style-name="ce5">
            <text:p>7.652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1961.9600381851196" table:style-name="ce5">
            <text:p>1.96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211.68000411987305" table:style-name="ce5">
            <text:p>21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069.7201375961304" table:style-name="ce5">
            <text:p>7.07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879.6400365829468" table:style-name="ce5">
            <text:p>1.880</text:p>
          </table:table-cell>
          <table:table-cell office:value-type="float" office:value="1979.6000385284424" table:style-name="ce5">
            <text:p>1.9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54.80000495910645" table:style-name="ce5">
            <text:p>2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8239.840160369873" table:style-name="ce5">
            <text:p>8.24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879.6400365829468" table:style-name="ce5">
            <text:p>1.880</text:p>
          </table:table-cell>
          <table:table-cell office:value-type="float" office:value="1995.2800388336182" table:style-name="ce5">
            <text:p>1.99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0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O TOTAL DO INDICADOR A2A1 – RESPONSÁVEIS POR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responsáveis por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710.6401500701904" table:style-name="ce5">
            <text:p>7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7798.8401517868042" table:style-name="ce5">
            <text:p>7.799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7777.2801513671875" table:style-name="ce5">
            <text:p>7.777</text:p>
          </table:table-cell>
          <table:table-cell office:value-type="float" office:value="5529.1601076126099" table:style-name="ce5">
            <text:p>5.529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7645.9601488113403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7696.9201498031616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073.2401571273804" table:style-name="ce5">
            <text:p>8.0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8151.6401586532593" table:style-name="ce5">
            <text:p>8.152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7783.1601514816284" table:style-name="ce5">
            <text:p>7.783</text:p>
          </table:table-cell>
          <table:table-cell office:value-type="float" office:value="5386.0801048278809" table:style-name="ce5">
            <text:p>5.3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8083.0401573181152" table:style-name="ce5">
            <text:p>8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8083.0401573181152" table:style-name="ce5">
            <text:p>8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33.8400707244873" table:style-name="ce5">
            <text:p>3.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7.9600706100464" table:style-name="ce5">
            <text:p>3.62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7.4400672912598" table:style-name="ce5">
            <text:p>3.457</text:p>
          </table:table-cell>
          <table:table-cell office:value-type="float" office:value="1542.5200300216675" table:style-name="ce5">
            <text:p>1.543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3400.6000661849976" table:style-name="ce5">
            <text:p>3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633.8400707244873" table:style-name="ce5">
            <text:p>3.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962.7200965881348" table:style-name="ce5">
            <text:p>4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4570.7200889587402" table:style-name="ce5">
            <text:p>4.571</text:p>
          </table:table-cell>
          <table:table-cell office:value-type="float" office:value="2679.3200521469116" table:style-name="ce5">
            <text:p>2.679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4962.7200965881348" table:style-name="ce5">
            <text:p>4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4962.7200965881348" table:style-name="ce5">
            <text:p>4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629.1201095581055" table:style-name="ce5">
            <text:p>5.6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4802.000093460083" table:style-name="ce5">
            <text:p>4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638.9201097488403" table:style-name="ce5">
            <text:p>5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5638.9201097488403" table:style-name="ce5">
            <text:p>5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714.5601501464844" table:style-name="ce5">
            <text:p>7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10.6401500701904" table:style-name="ce5">
            <text:p>7.711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08.7201480865479" table:style-name="ce5">
            <text:p>7.609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7563.6401472091675" table:style-name="ce5">
            <text:p>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7712.6001501083374" table:style-name="ce5">
            <text:p>7.7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278.6800832748413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6.600079536438" table:style-name="ce5">
            <text:p>4.087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3718.1200723648071" table:style-name="ce5">
            <text:p>3.718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4278.6800832748413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8.6800832748413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03.4401187896729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03.4401187896729" table:style-name="ce5">
            <text:p>6.103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52.520115852356" table:style-name="ce5">
            <text:p>5.953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6101.4801187515259" table:style-name="ce5">
            <text:p>6.1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6103.4401187896729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645.9601488113403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13.1201248168945" table:style-name="ce5">
            <text:p>6.413</text:p>
          </table:table-cell>
          <table:table-cell office:value-type="float" office:value="4764.7600927352905" table:style-name="ce5">
            <text:p>4.765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7504.8401460647583" table:style-name="ce5">
            <text:p>7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7645.9601488113403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054.8400983810425" table:style-name="ce5">
            <text:p>5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972.5200967788696" table:style-name="ce5">
            <text:p>4.97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4802.000093460083" table:style-name="ce5">
            <text:p>4.802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5078.3600988388062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078.3600988388062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136.3601388931274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36.3601388931274" table:style-name="ce5">
            <text:p>7.136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.1201086044312" table:style-name="ce5">
            <text:p>5.580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7030.5201368331909" table:style-name="ce5">
            <text:p>7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136.3601388931274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72.0801181793213" table:style-name="ce5">
            <text:p>6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0.1201181411743" table:style-name="ce5">
            <text:p>6.07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68.1601181030273" table:style-name="ce5">
            <text:p>6.068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6070.1201181411743" table:style-name="ce5">
            <text:p>6.0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072.0801181793213" table:style-name="ce5">
            <text:p>6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34.1200571060181" table:style-name="ce5">
            <text:p>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7.9600610733032" table:style-name="ce5">
            <text:p>3.138</text:p>
          </table:table-cell>
          <table:table-cell office:value-type="float" office:value="1156.4000225067139" table:style-name="ce5">
            <text:p>1.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2747.9200534820557" table:style-name="ce5">
            <text:p>2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6.8800563812256" table:style-name="ce5">
            <text:p>2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.8000011444091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18.7201385498047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26.5201406478882" table:style-name="ce5">
            <text:p>7.227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7089.3201379776001" table:style-name="ce5">
            <text:p>7.089</text:p>
          </table:table-cell>
          <table:table-cell office:value-type="float" office:value="5372.3601045608521" table:style-name="ce5">
            <text:p>5.3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7118.7201385498047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7118.7201385498047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6.92000675201416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399.84000778198242" table:style-name="ce5">
            <text:p>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358.680006980896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254.80000495910645" table:style-name="ce5">
            <text:p>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865.8801336288452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38.4001350402832" table:style-name="ce5">
            <text:p>6.938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6452.320125579834" table:style-name="ce5">
            <text:p>6.452</text:p>
          </table:table-cell>
          <table:table-cell office:value-type="float" office:value="5525.2401075363159" table:style-name="ce5">
            <text:p>5.525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6795.3201322555542" table:style-name="ce5">
            <text:p>6.7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6865.8801336288452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86.0001087188721" table:style-name="ce5">
            <text:p>5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7.3601093292236" table:style-name="ce5">
            <text:p>5.617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625.200109481811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.200109481811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892.9201536178589" table:style-name="ce5">
            <text:p>7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7969.3601551055908" table:style-name="ce5">
            <text:p>7.969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7824.3201522827148" table:style-name="ce5">
            <text:p>7.824</text:p>
          </table:table-cell>
          <table:table-cell office:value-type="float" office:value="5529.1601076126099" table:style-name="ce5">
            <text:p>5.529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7828.2401523590088" table:style-name="ce5">
            <text:p>7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7879.2001533508301" table:style-name="ce5">
            <text:p>7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7.6400289535522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8.0800266265869" table:style-name="ce5">
            <text:p>1.368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1A – RESPONSÁVEIS POR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714.5601501464844" table:style-name="ce5">
            <text:p>7.715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081.0801572799683" table:style-name="ce5">
            <text:p>8.081</text:p>
          </table:table-cell>
          <table:table-cell office:value-type="float" office:value="542.92001056671143" table:style-name="ce5">
            <text:p>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31.8800706863403" table:style-name="ce5">
            <text:p>3.632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962.7200965881348" table:style-name="ce5">
            <text:p>4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638.9201097488403" table:style-name="ce5">
            <text:p>5.639</text:p>
          </table:table-cell>
          <table:table-cell office:value-type="float" office:value="546.8400106430053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712.6001501083374" table:style-name="ce5">
            <text:p>7.713</text:p>
          </table:table-cell>
          <table:table-cell office:value-type="float" office:value="62.720001220703125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253.2000827789307" table:style-name="ce5">
            <text:p>4.253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03.4401187896729" table:style-name="ce5">
            <text:p>6.103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136.3601388931274" table:style-name="ce5">
            <text:p>7.136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72.0801181793213" table:style-name="ce5">
            <text:p>6.0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41.960057258606" table:style-name="ce5">
            <text:p>2.942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18.7201385498047" table:style-name="ce5">
            <text:p>7.119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881.560133934021" table:style-name="ce5">
            <text:p>6.882</text:p>
          </table:table-cell>
          <table:table-cell office:value-type="float" office:value="548.80001068115234" table:style-name="ce5">
            <text:p>5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25.2001094818115" table:style-name="ce5">
            <text:p>5.625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894.8801536560059" table:style-name="ce5">
            <text:p>7.895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O TOTAL DO INDICADOR B1B – RESPONSÁVEIS POR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responsáveis por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<text:span text:style-name="T1">1</text:span>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934.0801544189453" table:style-name="ce5">
            <text:p>7.934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2038.4000396728516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550.76001071929932" table:style-name="ce5">
            <text:p>55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296.6801614761353" table:style-name="ce5">
            <text:p>8.297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542.92001056671143" table:style-name="ce5">
            <text:p>54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400.6000661849976" table:style-name="ce5">
            <text:p>3.401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2.120001792907715" table:style-name="ce5">
            <text:p>9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638.9201097488403" table:style-name="ce5">
            <text:p>5.63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546.84001064300537" table:style-name="ce5">
            <text:p>54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677.3201494216919" table:style-name="ce5">
            <text:p>7.67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2.720001220703125" table:style-name="ce5">
            <text:p>6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778.8800735473633" table:style-name="ce5">
            <text:p>3.779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2036.4400396347046" table:style-name="ce5">
            <text:p>2.036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544.8800106048584" table:style-name="ce5">
            <text:p>5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03.4401187896729" table:style-name="ce5">
            <text:p>6.103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25.480000495910645" table:style-name="ce5">
            <text:p>2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7.040000915527344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.9200000762939453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800.040093421936" table:style-name="ce5">
            <text:p>4.800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2038.4000396728516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544.8800106048584" table:style-name="ce5">
            <text:p>5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136.3601388931274" table:style-name="ce5">
            <text:p>7.13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5.480000495910645" table:style-name="ce5">
            <text:p>2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72.0801181793213" table:style-name="ce5">
            <text:p>6.07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89.0800542831421" table:style-name="ce5">
            <text:p>2.78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50.76001071929932" table:style-name="ce5">
            <text:p>5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25.480000495910645" table:style-name="ce5">
            <text:p>2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412.7201442718506" table:style-name="ce5">
            <text:p>7.413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11.760000228881836" table:style-name="ce5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961.9201354980469" table:style-name="ce5">
            <text:p>6.962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548.80001068115234" table:style-name="ce5">
            <text:p>5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25.2001094818115" table:style-name="ce5">
            <text:p>5.625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52.920001029968262" table:style-name="ce5">
            <text:p>5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8006.6001558303833" table:style-name="ce5">
            <text:p>8.007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550.76001071929932" table:style-name="ce5">
            <text:p>5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2A – RESPONSÁVEIS POR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820.4001522064209" table:style-name="ce5">
            <text:p>7.820</text:p>
          </table:table-cell>
          <table:table-cell office:value-type="float" office:value="1383.7600269317627" table:style-name="ce5">
            <text:p>1.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163.4001588821411" table:style-name="ce5">
            <text:p>8.163</text:p>
          </table:table-cell>
          <table:table-cell office:value-type="float" office:value="1375.9200267791748" table:style-name="ce5">
            <text:p>1.3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39.7200708389282" table:style-name="ce5">
            <text:p>3.640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962.7200965881348" table:style-name="ce5">
            <text:p>4.963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648.7201099395752" table:style-name="ce5">
            <text:p>5.649</text:p>
          </table:table-cell>
          <table:table-cell office:value-type="float" office:value="229.3200044631958" table:style-name="ce5">
            <text:p>2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677.3201494216919" table:style-name="ce5">
            <text:p>7.677</text:p>
          </table:table-cell>
          <table:table-cell office:value-type="float" office:value="1364.160026550293" table:style-name="ce5">
            <text:p>1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15.2001190185547" table:style-name="ce5">
            <text:p>6.115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013.6800975799561" table:style-name="ce5">
            <text:p>5.014</text:p>
          </table:table-cell>
          <table:table-cell office:value-type="float" office:value="1370.0400266647339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72.0801181793213" table:style-name="ce5">
            <text:p>6.072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43.9200572967529" table:style-name="ce5">
            <text:p>2.944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232.4001407623291" table:style-name="ce5">
            <text:p>7.232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875.6801338195801" table:style-name="ce5">
            <text:p>6.876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896.8401536941528" table:style-name="ce5">
            <text:p>7.897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1358.2800264358521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D3A – RESPONSÁVEIS POR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93.84001350402832" table:style-name="ce5">
            <text:p>694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4774.5600929260254" table:style-name="ce5">
            <text:p>4.775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7595.000147819519" table:style-name="ce5">
            <text:p>7.59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4862.7600946426392" table:style-name="ce5">
            <text:p>4.863</text:p>
          </table:table-cell>
          <table:table-cell office:value-type="float" office:value="4574.6400890350342" table:style-name="ce5">
            <text:p>4.575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7326.4801425933838" table:style-name="ce5">
            <text:p>7.32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0" table:style-name="ce5">
            <text:p>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985.0800580978394" table:style-name="ce5">
            <text:p>2.98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446.0800476074219" table:style-name="ce5">
            <text:p>2.446</text:p>
          </table:table-cell>
          <table:table-cell office:value-type="float" office:value="4270.8400831222534" table:style-name="ce5">
            <text:p>4.2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4653.0400905609131" table:style-name="ce5">
            <text:p>4.653</text:p>
          </table:table-cell>
          <table:table-cell office:value-type="float" office:value="2105.0400409698486" table:style-name="ce5">
            <text:p>2.105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1099.5600214004517" table:style-name="ce5">
            <text:p>1.10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3098.7600603103638" table:style-name="ce5">
            <text:p>3.09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417.0800275802612" table:style-name="ce5">
            <text:p>1.417</text:p>
          </table:table-cell>
          <table:table-cell office:value-type="float" office:value="6634.6001291275024" table:style-name="ce5">
            <text:p>6.63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767.1200733184814" table:style-name="ce5">
            <text:p>3.7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4686.3600912094116" table:style-name="ce5">
            <text:p>4.686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4008.2000780105591" table:style-name="ce5">
            <text:p>4.00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6395.4801244735718" table:style-name="ce5">
            <text:p>6.39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63.760046005249" table:style-name="ce5">
            <text:p>2.364</text:p>
          </table:table-cell>
          <table:table-cell office:value-type="float" office:value="1303.4000253677368" table:style-name="ce5">
            <text:p>1.303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560.1600303649902" table:style-name="ce5">
            <text:p>1.560</text:p>
          </table:table-cell>
          <table:table-cell office:value-type="float" office:value="4525.6400880813599" table:style-name="ce5">
            <text:p>4.52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4396.2800855636597" table:style-name="ce5">
            <text:p>4.396</text:p>
          </table:table-cell>
          <table:table-cell office:value-type="float" office:value="4651.0800905227661" table:style-name="ce5">
            <text:p>4.651</text:p>
          </table:table-cell>
          <table:table-cell office:value-type="float" office:value="1070.1600208282471" table:style-name="ce5">
            <text:p>1.07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3769.0800733566284" table:style-name="ce5">
            <text:p>3.76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5993.6801166534424" table:style-name="ce5">
            <text:p>5.99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1185.8000230789185" table:style-name="ce5">
            <text:p>1.186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3167.3600616455078" table:style-name="ce5">
            <text:p>3.1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05.84000205993652" table:style-name="ce5">
            <text:p>10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4829.4400939941406" table:style-name="ce5">
            <text:p>4.829</text:p>
          </table:table-cell>
          <table:table-cell office:value-type="float" office:value="4598.1600894927979" table:style-name="ce5">
            <text:p>4.598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1724.8000335693359" table:style-name="ce5">
            <text:p>1.72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6865.8801336288452" table:style-name="ce5">
            <text:p>6.86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644.840012550354" table:style-name="ce5">
            <text:p>6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297.92000579833984" table:style-name="ce5">
            <text:p>29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2804.7600545883179" table:style-name="ce5">
            <text:p>2.805</text:p>
          </table:table-cell>
          <table:table-cell office:value-type="float" office:value="5734.960111618042" table:style-name="ce5">
            <text:p>5.73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5562.4801082611084" table:style-name="ce5">
            <text:p>5.56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913.7200956344604" table:style-name="ce5">
            <text:p>4.914</text:p>
          </table:table-cell>
          <table:table-cell office:value-type="float" office:value="4756.9200925827026" table:style-name="ce5">
            <text:p>4.757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7581.2801475524902" table:style-name="ce5">
            <text:p>7.58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C4A – RESPONSÁVEIS POR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8302.5601615905762" table:style-name="ce5">
            <text:p>8.303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7775.3201513290405" table:style-name="ce5">
            <text:p>7.775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558.60001087188721" table:style-name="ce5">
            <text:p>55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98.5601654052734" table:style-name="ce5">
            <text:p>8.499</text:p>
          </table:table-cell>
          <table:table-cell office:value-type="float" office:value="3114.4400606155396" table:style-name="ce5">
            <text:p>3.114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7810.600152015686" table:style-name="ce5">
            <text:p>7.811</text:p>
          </table:table-cell>
          <table:table-cell office:value-type="float" office:value="5437.0401058197021" table:style-name="ce5">
            <text:p>5.43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558.60001087188721" table:style-name="ce5">
            <text:p>5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1738.5200338363647" table:style-name="ce5">
            <text:p>1.739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813.7600936889648" table:style-name="ce5">
            <text:p>4.814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741.2400922775269" table:style-name="ce5">
            <text:p>4.741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474.2801065444946" table:style-name="ce5">
            <text:p>5.474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4890.2000951766968" table:style-name="ce5">
            <text:p>4.89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556.64001083374023" table:style-name="ce5">
            <text:p>5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546.0001468658447" table:style-name="ce5">
            <text:p>7.546</text:p>
          </table:table-cell>
          <table:table-cell office:value-type="float" office:value="2544.0800495147705" table:style-name="ce5">
            <text:p>2.544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553.8401470184326" table:style-name="ce5">
            <text:p>7.554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9.8000001907348633" table:style-name="ce5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070.9200792312622" table:style-name="ce5">
            <text:p>4.071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3876.8800754547119" table:style-name="ce5">
            <text:p>3.877</text:p>
          </table:table-cell>
          <table:table-cell office:value-type="float" office:value="2118.7600412368774" table:style-name="ce5">
            <text:p>2.11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56.64001083374023" table:style-name="ce5">
            <text:p>5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772.2001123428345" table:style-name="ce5">
            <text:p>5.772</text:p>
          </table:table-cell>
          <table:table-cell office:value-type="float" office:value="2812.6000547409058" table:style-name="ce5">
            <text:p>2.813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569.5201473236084" table:style-name="ce5">
            <text:p>7.570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495.4401264190674" table:style-name="ce5">
            <text:p>6.495</text:p>
          </table:table-cell>
          <table:table-cell office:value-type="float" office:value="4578.5600891113281" table:style-name="ce5">
            <text:p>4.579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15.680000305175781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776.5200929641724" table:style-name="ce5">
            <text:p>4.777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4668.7200908660889" table:style-name="ce5">
            <text:p>4.669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58.60001087188721" table:style-name="ce5">
            <text:p>5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69.7601356506348" table:style-name="ce5">
            <text:p>6.970</text:p>
          </table:table-cell>
          <table:table-cell office:value-type="float" office:value="2344.1600456237793" table:style-name="ce5">
            <text:p>2.344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693.8001108169556" table:style-name="ce5">
            <text:p>5.694</text:p>
          </table:table-cell>
          <table:table-cell office:value-type="float" office:value="4970.5600967407227" table:style-name="ce5">
            <text:p>4.97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30.9201173782349" table:style-name="ce5">
            <text:p>6.031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030.9201173782349" table:style-name="ce5">
            <text:p>6.031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14.5200567245483" table:style-name="ce5">
            <text:p>2.915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914.5200567245483" table:style-name="ce5">
            <text:p>2.915</text:p>
          </table:table-cell>
          <table:table-cell office:value-type="float" office:value="2206.9600429534912" table:style-name="ce5">
            <text:p>2.20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40.96001052856445" table:style-name="ce5">
            <text:p>5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747.8801507949829" table:style-name="ce5">
            <text:p>7.748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177.5201396942139" table:style-name="ce5">
            <text:p>7.178</text:p>
          </table:table-cell>
          <table:table-cell office:value-type="float" office:value="5143.0401000976563" table:style-name="ce5">
            <text:p>5.143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137.20000267028809" table:style-name="ce5">
            <text:p>13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224.5601406097412" table:style-name="ce5">
            <text:p>7.225</text:p>
          </table:table-cell>
          <table:table-cell office:value-type="float" office:value="3339.8400650024414" table:style-name="ce5">
            <text:p>3.340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6436.6401252746582" table:style-name="ce5">
            <text:p>6.437</text:p>
          </table:table-cell>
          <table:table-cell office:value-type="float" office:value="5550.7201080322266" table:style-name="ce5">
            <text:p>5.551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558.60001087188721" table:style-name="ce5">
            <text:p>5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8363.3201627731323" table:style-name="ce5">
            <text:p>8.363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7828.2401523590088" table:style-name="ce5">
            <text:p>7.828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558.60001087188721" table:style-name="ce5">
            <text:p>5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MARGEM DE ERRO PARA O TOTAL DO INDICADOR C3A – RESPONSÁVEIS POR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1">
            <text:p>Total de responsáveis por escolas localizadas em áreas rurais<text:s/>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542.4801273345947" table:style-name="ce5">
            <text:p>6.542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650.320032119751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509.1601266860962" table:style-name="ce5">
            <text:p>6.509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489.5601263046265" table:style-name="ce5">
            <text:p>6.490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7595.000147819519" table:style-name="ce5">
            <text:p>7.59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548.3601274490356" table:style-name="ce5">
            <text:p>6.548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731.0800142288208" table:style-name="ce5">
            <text:p>731</text:p>
          </table:table-cell>
          <table:table-cell office:value-type="string" table:style-name="ce5">
            <text:p>-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375.8801240921021" table:style-name="ce5">
            <text:p>6.376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393.5201244354248" table:style-name="ce5">
            <text:p>6.394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2842.0000553131104" table:style-name="ce5">
            <text:p>2.842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7326.4801425933838" table:style-name="ce5">
            <text:p>7.32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1489.6000289916992" table:style-name="ce5">
            <text:p>1.490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169.7200422286987" table:style-name="ce5">
            <text:p>2.170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2985.0800580978394" table:style-name="ce5">
            <text:p>2.98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1487.6400289535522" table:style-name="ce5">
            <text:p>1.488</text:p>
          </table:table-cell>
          <table:table-cell office:value-type="string" table:style-name="ce5">
            <text:p>-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2291.240044593811" table:style-name="ce5">
            <text:p>2.29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4270.8400831222534" table:style-name="ce5">
            <text:p>4.27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050.9200983047485" table:style-name="ce5">
            <text:p>5.051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729.12001419067383" table:style-name="ce5">
            <text:p>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4766.7200927734375" table:style-name="ce5">
            <text:p>4.767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4751.0400924682617" table:style-name="ce5">
            <text:p>4.751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206.9600429534912" table:style-name="ce5">
            <text:p>2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531.5200881958008" table:style-name="ce5">
            <text:p>4.532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17.800087928772" table:style-name="ce5">
            <text:p>4.518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634.6001291275024" table:style-name="ce5">
            <text:p>6.63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379.4400463104248" table:style-name="ce5">
            <text:p>2.37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571.9200305938721" table:style-name="ce5">
            <text:p>1.572</text:p>
          </table:table-cell>
          <table:table-cell office:value-type="float" office:value="1826.7200355529785" table:style-name="ce5">
            <text:p>1.827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618.9600315093994" table:style-name="ce5">
            <text:p>1.619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956.8400964736938" table:style-name="ce5">
            <text:p>4.957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1497.4400291442871" table:style-name="ce5">
            <text:p>1.4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4962.7200965881348" table:style-name="ce5">
            <text:p>4.963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168.56000328063965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1932.560037612915" table:style-name="ce5">
            <text:p>1.933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462.9200868606567" table:style-name="ce5">
            <text:p>4.463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2218.720043182373" table:style-name="ce5">
            <text:p>2.21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395.4801244735718" table:style-name="ce5">
            <text:p>6.39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493.5200290679932" table:style-name="ce5">
            <text:p>1.4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2516.6400489807129" table:style-name="ce5">
            <text:p>2.517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462.1201257705688" table:style-name="ce5">
            <text:p>6.462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713.44001388549805" table:style-name="ce5">
            <text:p>7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315.1201229095459" table:style-name="ce5">
            <text:p>6.315</text:p>
          </table:table-cell>
          <table:table-cell office:value-type="float" office:value="1920.8000373840332" table:style-name="ce5">
            <text:p>1.921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313.1601228713989" table:style-name="ce5">
            <text:p>6.313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9.0800733566284" table:style-name="ce5">
            <text:p>3.76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1234.8000240325928" table:style-name="ce5">
            <text:p>1.23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993.6801166534424" table:style-name="ce5">
            <text:p>5.99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95.6000232696533" table:style-name="ce5">
            <text:p>1.196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966.28001880645752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167.3600616455078" table:style-name="ce5">
            <text:p>3.16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05.84000205993652" table:style-name="ce5">
            <text:p>10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03.3201246261597" table:style-name="ce5">
            <text:p>6.40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315.1600255966187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334.7201232910156" table:style-name="ce5">
            <text:p>6.335</text:p>
          </table:table-cell>
          <table:table-cell office:value-type="float" office:value="2600.9200506210327" table:style-name="ce5">
            <text:p>2.601</text:p>
          </table:table-cell>
          <table:table-cell office:value-type="float" office:value="1556.2400302886963" table:style-name="ce5">
            <text:p>1.55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346.4801235198975" table:style-name="ce5">
            <text:p>6.346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65.8801336288452" table:style-name="ce5">
            <text:p>6.86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297.92000579833984" table:style-name="ce5">
            <text:p>298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601.2801284790039" table:style-name="ce5">
            <text:p>6.601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507.240029335022" table:style-name="ce5">
            <text:p>1.507</text:p>
          </table:table-cell>
          <table:table-cell office:value-type="string" table:style-name="ce5">
            <text:p>-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499.3601264953613" table:style-name="ce5">
            <text:p>6.499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497.4001264572144" table:style-name="ce5">
            <text:p>6.497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3114.4400606155396" table:style-name="ce5">
            <text:p>3.114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5734.960111618042" table:style-name="ce5">
            <text:p>5.73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691.88001346588135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573.8401279449463" table:style-name="ce5">
            <text:p>6.574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650.320032119751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524.840126991272" table:style-name="ce5">
            <text:p>6.525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499.3601264953613" table:style-name="ce5">
            <text:p>6.499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7581.2801475524902" table:style-name="ce5">
            <text:p>7.58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0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MARGEM DE ERRO PARA O TOTAL DO INDICADOR C1B – RESPONSÁVEIS POR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1">
            <text:p>Total de responsáveis por escolas localizadas em áreas rurais<text:s/>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6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formas de transporte e d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8134.0001583099365" table:style-name="ce5">
            <text:p>8.134</text:p>
          </table:table-cell>
          <table:table-cell office:value-type="float" office:value="2647.9600515365601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3.2801647186279" table:style-name="ce5">
            <text:p>8.463</text:p>
          </table:table-cell>
          <table:table-cell office:value-type="float" office:value="3290.8400640487671" table:style-name="ce5">
            <text:p>3.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16.480152130127" table:style-name="ce5">
            <text:p>7.816</text:p>
          </table:table-cell>
          <table:table-cell office:value-type="float" office:value="1760.0800342559814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49.8001527786255" table:style-name="ce5">
            <text:p>7.850</text:p>
          </table:table-cell>
          <table:table-cell office:value-type="float" office:value="2228.5200433731079" table:style-name="ce5">
            <text:p>2.229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094.8001575469971" table:style-name="ce5">
            <text:p>8.095</text:p>
          </table:table-cell>
          <table:table-cell office:value-type="float" office:value="4194.4000816345215" table:style-name="ce5">
            <text:p>4.194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973.2801551818848" table:style-name="ce5">
            <text:p>7.973</text:p>
          </table:table-cell>
          <table:table-cell office:value-type="float" office:value="2810.6400547027588" table:style-name="ce5">
            <text:p>2.811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8284.9201612472534" table:style-name="ce5">
            <text:p>8.285</text:p>
          </table:table-cell>
          <table:table-cell office:value-type="float" office:value="3780.8400735855103" table:style-name="ce5">
            <text:p>3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36.0401544570923" table:style-name="ce5">
            <text:p>7.936</text:p>
          </table:table-cell>
          <table:table-cell office:value-type="float" office:value="1862.000036239624" table:style-name="ce5">
            <text:p>1.86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7890.9601535797119" table:style-name="ce5">
            <text:p>7.8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16.2401638031006" table:style-name="ce5">
            <text:p>8.416</text:p>
          </table:table-cell>
          <table:table-cell office:value-type="float" office:value="2401.0000467300415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43.6401662826538" table:style-name="ce5">
            <text:p>8.544</text:p>
          </table:table-cell>
          <table:table-cell office:value-type="float" office:value="3151.680061340332" table:style-name="ce5">
            <text:p>3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69.280158996582" table:style-name="ce5">
            <text:p>8.169</text:p>
          </table:table-cell>
          <table:table-cell office:value-type="float" office:value="1364.160026550293" table:style-name="ce5">
            <text:p>1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9.840160369873" table:style-name="ce5">
            <text:p>8.240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341.7601623535156" table:style-name="ce5">
            <text:p>8.342</text:p>
          </table:table-cell>
          <table:table-cell office:value-type="float" office:value="3767.1200733184814" table:style-name="ce5">
            <text:p>3.767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255.5201606750488" table:style-name="ce5">
            <text:p>8.256</text:p>
          </table:table-cell>
          <table:table-cell office:value-type="float" office:value="2806.7200546264648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29.9601640701294" table:style-name="ce5">
            <text:p>8.430</text:p>
          </table:table-cell>
          <table:table-cell office:value-type="float" office:value="3608.3600702285767" table:style-name="ce5">
            <text:p>3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3.9601602554321" table:style-name="ce5">
            <text:p>8.234</text:p>
          </table:table-cell>
          <table:table-cell office:value-type="float" office:value="1850.2400360107422" table:style-name="ce5">
            <text:p>1.85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8124.2001581192017" table:style-name="ce5">
            <text:p>8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529.9600687026978" table:style-name="ce5">
            <text:p>3.530</text:p>
          </table:table-cell>
          <table:table-cell office:value-type="float" office:value="1128.9600219726563" table:style-name="ce5">
            <text:p>1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5.0800676345825" table:style-name="ce5">
            <text:p>3.475</text:p>
          </table:table-cell>
          <table:table-cell office:value-type="float" office:value="1240.6800241470337" table:style-name="ce5">
            <text:p>1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1.9200687408447" table:style-name="ce5">
            <text:p>3.532</text:p>
          </table:table-cell>
          <table:table-cell office:value-type="float" office:value="1121.1200218200684" table:style-name="ce5">
            <text:p>1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1536.6400299072266" table:style-name="ce5">
            <text:p>1.5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1873.7600364685059" table:style-name="ce5">
            <text:p>1.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1.8800706863403" table:style-name="ce5">
            <text:p>3.632</text:p>
          </table:table-cell>
          <table:table-cell office:value-type="float" office:value="135.24000263214111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3504.4800682067871" table:style-name="ce5">
            <text:p>3.504</text:p>
          </table:table-cell>
          <table:table-cell office:value-type="float" office:value="1256.3600244522095" table:style-name="ce5">
            <text:p>1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3626.0000705718994" table:style-name="ce5">
            <text:p>3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2165.8000421524048" table:style-name="ce5">
            <text:p>2.1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9.6800918579102" table:style-name="ce5">
            <text:p>4.720</text:p>
          </table:table-cell>
          <table:table-cell office:value-type="float" office:value="2271.6400442123413" table:style-name="ce5">
            <text:p>2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2.000093460083" table:style-name="ce5">
            <text:p>4.802</text:p>
          </table:table-cell>
          <table:table-cell office:value-type="float" office:value="1736.5600337982178" table:style-name="ce5">
            <text:p>1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1581.7200307846069" table:style-name="ce5">
            <text:p>1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72.9200773239136" table:style-name="ce5">
            <text:p>3.973</text:p>
          </table:table-cell>
          <table:table-cell office:value-type="float" office:value="3608.3600702285767" table:style-name="ce5">
            <text:p>3.6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1769.8800344467163" table:style-name="ce5">
            <text:p>1.770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3132.0800609588623" table:style-name="ce5">
            <text:p>3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2.7200965881348" table:style-name="ce5">
            <text:p>4.96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3.1600370407104" table:style-name="ce5">
            <text:p>1.903</text:p>
          </table:table-cell>
          <table:table-cell office:value-type="float" office:value="4756.9200925827026" table:style-name="ce5">
            <text:p>4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699.72001361846924" table:style-name="ce5">
            <text:p>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5.0001096725464" table:style-name="ce5">
            <text:p>5.635</text:p>
          </table:table-cell>
          <table:table-cell office:value-type="float" office:value="1095.6400213241577" table:style-name="ce5">
            <text:p>1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74.2801065444946" table:style-name="ce5">
            <text:p>5.474</text:p>
          </table:table-cell>
          <table:table-cell office:value-type="float" office:value="1899.2400369644165" table:style-name="ce5">
            <text:p>1.899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317.52000617980957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560.56001091003418" table:style-name="ce5">
            <text:p>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07.5601091384888" table:style-name="ce5">
            <text:p>5.608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5521.320107460022" table:style-name="ce5">
            <text:p>5.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685.1601495742798" table:style-name="ce5">
            <text:p>7.685</text:p>
          </table:table-cell>
          <table:table-cell office:value-type="float" office:value="1495.4800291061401" table:style-name="ce5">
            <text:p>1.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2442.1600475311279" table:style-name="ce5">
            <text:p>2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10.6401500701904" table:style-name="ce5">
            <text:p>7.711</text:p>
          </table:table-cell>
          <table:table-cell office:value-type="float" office:value="260.68000507354736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1.6801471710205" table:style-name="ce5">
            <text:p>7.562</text:p>
          </table:table-cell>
          <table:table-cell office:value-type="float" office:value="1542.5200300216675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671.440149307251" table:style-name="ce5">
            <text:p>7.671</text:p>
          </table:table-cell>
          <table:table-cell office:value-type="float" office:value="1419.0400276184082" table:style-name="ce5">
            <text:p>1.419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569.5201473236084" table:style-name="ce5">
            <text:p>7.570</text:p>
          </table:table-cell>
          <table:table-cell office:value-type="float" office:value="2216.7600431442261" table:style-name="ce5">
            <text:p>2.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85.2001476287842" table:style-name="ce5">
            <text:p>7.585</text:p>
          </table:table-cell>
          <table:table-cell office:value-type="float" office:value="2328.4800453186035" table:style-name="ce5">
            <text:p>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77.3201494216919" table:style-name="ce5">
            <text:p>7.677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7708.6801500320435" table:style-name="ce5">
            <text:p>7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129.7200803756714" table:style-name="ce5">
            <text:p>4.130</text:p>
          </table:table-cell>
          <table:table-cell office:value-type="float" office:value="1473.9200286865234" table:style-name="ce5">
            <text:p>1.4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1.7600765228271" table:style-name="ce5">
            <text:p>3.932</text:p>
          </table:table-cell>
          <table:table-cell office:value-type="float" office:value="2052.1200399398804" table:style-name="ce5">
            <text:p>2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6.7200832366943" table:style-name="ce5">
            <text:p>4.277</text:p>
          </table:table-cell>
          <table:table-cell office:value-type="float" office:value="178.36000347137451" table:style-name="ce5">
            <text:p>1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7.5200824737549" table:style-name="ce5">
            <text:p>4.238</text:p>
          </table:table-cell>
          <table:table-cell office:value-type="float" office:value="901.60001754760742" table:style-name="ce5">
            <text:p>902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2767.5200538635254" table:style-name="ce5">
            <text:p>2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2926.2800569534302" table:style-name="ce5">
            <text:p>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4274.7600831985474" table:style-name="ce5">
            <text:p>4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923.1201152801514" table:style-name="ce5">
            <text:p>5.923</text:p>
          </table:table-cell>
          <table:table-cell office:value-type="float" office:value="2171.6800422668457" table:style-name="ce5">
            <text:p>2.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8.2401142120361" table:style-name="ce5">
            <text:p>5.868</text:p>
          </table:table-cell>
          <table:table-cell office:value-type="float" office:value="2359.8400459289551" table:style-name="ce5">
            <text:p>2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5.6401166915894" table:style-name="ce5">
            <text:p>5.996</text:p>
          </table:table-cell>
          <table:table-cell office:value-type="float" office:value="1724.8000335693359" table:style-name="ce5">
            <text:p>1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2.6801176071167" table:style-name="ce5">
            <text:p>6.043</text:p>
          </table:table-cell>
          <table:table-cell office:value-type="float" office:value="1332.8000259399414" table:style-name="ce5">
            <text:p>1.3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2640.1200513839722" table:style-name="ce5">
            <text:p>2.6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8.4001159667969" table:style-name="ce5">
            <text:p>5.958</text:p>
          </table:table-cell>
          <table:table-cell office:value-type="float" office:value="1793.40003490448" table:style-name="ce5">
            <text:p>1.7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23.1601133346558" table:style-name="ce5">
            <text:p>5.823</text:p>
          </table:table-cell>
          <table:table-cell office:value-type="float" office:value="2491.1600484848022" table:style-name="ce5">
            <text:p>2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15.2001190185547" table:style-name="ce5">
            <text:p>6.115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5985.8401165008545" table:style-name="ce5">
            <text:p>5.9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644.0001487731934" table:style-name="ce5">
            <text:p>7.644</text:p>
          </table:table-cell>
          <table:table-cell office:value-type="float" office:value="466.48000907897949" table:style-name="ce5">
            <text:p>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7.9201488494873" table:style-name="ce5">
            <text:p>7.648</text:p>
          </table:table-cell>
          <table:table-cell office:value-type="float" office:value="1556.2400302886963" table:style-name="ce5">
            <text:p>1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331.24000644683838" table:style-name="ce5">
            <text:p>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2.8801460266113" table:style-name="ce5">
            <text:p>7.503</text:p>
          </table:table-cell>
          <table:table-cell office:value-type="float" office:value="1548.4000301361084" table:style-name="ce5">
            <text:p>1.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7.9601469039917" table:style-name="ce5">
            <text:p>7.548</text:p>
          </table:table-cell>
          <table:table-cell office:value-type="float" office:value="1842.4000358581543" table:style-name="ce5">
            <text:p>1.8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9.9201469421387" table:style-name="ce5">
            <text:p>7.550</text:p>
          </table:table-cell>
          <table:table-cell office:value-type="float" office:value="1783.6000347137451" table:style-name="ce5">
            <text:p>1.784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7671.440149307251" table:style-name="ce5">
            <text:p>7.671</text:p>
          </table:table-cell>
          <table:table-cell office:value-type="float" office:value="915.32001781463623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5.9601488113403" table:style-name="ce5">
            <text:p>7.646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7549.9201469421387" table:style-name="ce5">
            <text:p>7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947.040096282959" table:style-name="ce5">
            <text:p>4.947</text:p>
          </table:table-cell>
          <table:table-cell office:value-type="float" office:value="1969.8000383377075" table:style-name="ce5">
            <text:p>1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76.4000988006592" table:style-name="ce5">
            <text:p>5.076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9.7600975036621" table:style-name="ce5">
            <text:p>5.010</text:p>
          </table:table-cell>
          <table:table-cell office:value-type="float" office:value="1587.6000308990479" table:style-name="ce5">
            <text:p>1.588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4284.5600833892822" table:style-name="ce5">
            <text:p>4.285</text:p>
          </table:table-cell>
          <table:table-cell office:value-type="float" office:value="3400.6000661849976" table:style-name="ce5">
            <text:p>3.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07.8000974655151" table:style-name="ce5">
            <text:p>5.008</text:p>
          </table:table-cell>
          <table:table-cell office:value-type="float" office:value="1383.7600269317627" table:style-name="ce5">
            <text:p>1.3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64.8800868988037" table:style-name="ce5">
            <text:p>4.465</text:p>
          </table:table-cell>
          <table:table-cell office:value-type="float" office:value="3185.0000619888306" table:style-name="ce5">
            <text:p>3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.1600971221924" table:style-name="ce5">
            <text:p>4.990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5082.2800989151001" table:style-name="ce5">
            <text:p>5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054.0401372909546" table:style-name="ce5">
            <text:p>7.054</text:p>
          </table:table-cell>
          <table:table-cell office:value-type="float" office:value="1764.0000343322754" table:style-name="ce5">
            <text:p>1.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.8801355361938" table:style-name="ce5">
            <text:p>6.964</text:p>
          </table:table-cell>
          <table:table-cell office:value-type="float" office:value="2455.8800477981567" table:style-name="ce5">
            <text:p>2.4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3.8401374816895" table:style-name="ce5">
            <text:p>7.064</text:p>
          </table:table-cell>
          <table:table-cell office:value-type="float" office:value="1736.5600337982178" table:style-name="ce5">
            <text:p>1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8.5601367950439" table:style-name="ce5">
            <text:p>7.029</text:p>
          </table:table-cell>
          <table:table-cell office:value-type="float" office:value="1552.3200302124023" table:style-name="ce5">
            <text:p>1.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48.2001352310181" table:style-name="ce5">
            <text:p>6.948</text:p>
          </table:table-cell>
          <table:table-cell office:value-type="float" office:value="2481.3600482940674" table:style-name="ce5">
            <text:p>2.4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6.8401346206665" table:style-name="ce5">
            <text:p>6.917</text:p>
          </table:table-cell>
          <table:table-cell office:value-type="float" office:value="2479.4000482559204" table:style-name="ce5">
            <text:p>2.479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7007.0001363754272" table:style-name="ce5">
            <text:p>7.007</text:p>
          </table:table-cell>
          <table:table-cell office:value-type="float" office:value="2208.9200429916382" table:style-name="ce5">
            <text:p>2.2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42.1600475311279" table:style-name="ce5">
            <text:p>2.442</text:p>
          </table:table-cell>
          <table:table-cell office:value-type="float" office:value="6926.6401348114014" table:style-name="ce5">
            <text:p>6.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066.2001180648804" table:style-name="ce5">
            <text:p>6.066</text:p>
          </table:table-cell>
          <table:table-cell office:value-type="float" office:value="313.60000610351563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2.8801174163818" table:style-name="ce5">
            <text:p>6.033</text:p>
          </table:table-cell>
          <table:table-cell office:value-type="float" office:value="1048.6000204086304" table:style-name="ce5">
            <text:p>1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8.1601181030273" table:style-name="ce5">
            <text:p>6.068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0.1201181411743" table:style-name="ce5">
            <text:p>6.070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333.20000648498535" table:style-name="ce5">
            <text:p>3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8.1601181030273" table:style-name="ce5">
            <text:p>6.068</text:p>
          </table:table-cell>
          <table:table-cell office:value-type="float" office:value="207.7600040435791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568.40001106262207" table:style-name="ce5">
            <text:p>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2.0801181793213" table:style-name="ce5">
            <text:p>6.072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6070.1201181411743" table:style-name="ce5">
            <text:p>6.0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00.8000564575195" table:style-name="ce5">
            <text:p>2.901</text:p>
          </table:table-cell>
          <table:table-cell office:value-type="float" office:value="1123.0800218582153" table:style-name="ce5">
            <text:p>1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9.2000579833984" table:style-name="ce5">
            <text:p>2.979</text:p>
          </table:table-cell>
          <table:table-cell office:value-type="float" office:value="364.56000709533691" table:style-name="ce5">
            <text:p>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8.2400569915771" table:style-name="ce5">
            <text:p>2.928</text:p>
          </table:table-cell>
          <table:table-cell office:value-type="float" office:value="1138.7600221633911" table:style-name="ce5">
            <text:p>1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9.8800535202026" table:style-name="ce5">
            <text:p>2.750</text:p>
          </table:table-cell>
          <table:table-cell office:value-type="float" office:value="1526.8400297164917" table:style-name="ce5">
            <text:p>1.5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1871.8000364303589" table:style-name="ce5">
            <text:p>1.8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47.8400573730469" table:style-name="ce5">
            <text:p>2.948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152.4800224304199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2908.6400566101074" table:style-name="ce5">
            <text:p>2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88.20000171661377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569.5201473236084" table:style-name="ce5">
            <text:p>7.570</text:p>
          </table:table-cell>
          <table:table-cell office:value-type="float" office:value="2332.4000453948975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2.9201536178589" table:style-name="ce5">
            <text:p>7.893</text:p>
          </table:table-cell>
          <table:table-cell office:value-type="float" office:value="3212.4400625228882" table:style-name="ce5">
            <text:p>3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2.4001407623291" table:style-name="ce5">
            <text:p>7.232</text:p>
          </table:table-cell>
          <table:table-cell office:value-type="float" office:value="1315.1600255966187" table:style-name="ce5">
            <text:p>1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0.4001426696777" table:style-name="ce5">
            <text:p>7.330</text:p>
          </table:table-cell>
          <table:table-cell office:value-type="float" office:value="1571.9200305938721" table:style-name="ce5">
            <text:p>1.572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555.8001470565796" table:style-name="ce5">
            <text:p>7.556</text:p>
          </table:table-cell>
          <table:table-cell office:value-type="float" office:value="3712.2400722503662" table:style-name="ce5">
            <text:p>3.7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1.1601438522339" table:style-name="ce5">
            <text:p>7.391</text:p>
          </table:table-cell>
          <table:table-cell office:value-type="float" office:value="2781.2400541305542" table:style-name="ce5">
            <text:p>2.7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00.8401498794556" table:style-name="ce5">
            <text:p>7.701</text:p>
          </table:table-cell>
          <table:table-cell office:value-type="float" office:value="3539.7600688934326" table:style-name="ce5">
            <text:p>3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6.2801427841187" table:style-name="ce5">
            <text:p>7.336</text:p>
          </table:table-cell>
          <table:table-cell office:value-type="float" office:value="1693.4400329589844" table:style-name="ce5">
            <text:p>1.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7314.720142364502" table:style-name="ce5">
            <text:p>7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456.68000888824463" table:style-name="ce5">
            <text:p>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531.16001033782959" table:style-name="ce5">
            <text:p>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205.80000400543213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348.88000679016113" table:style-name="ce5">
            <text:p>3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446.8800086975097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.76001167297363" table:style-name="ce5">
            <text:p>600</text:p>
          </table:table-cell>
          <table:table-cell office:value-type="float" office:value="546.8400106430053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13.60000610351563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168.56000328063965" table:style-name="ce5">
            <text:p>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201.88000392913818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17.52000617980957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358.680006980896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303.80000591278076" table:style-name="ce5">
            <text:p>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2310.8400449752808" table:style-name="ce5">
            <text:p>2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3.1201438903809" table:style-name="ce5">
            <text:p>7.393</text:p>
          </table:table-cell>
          <table:table-cell office:value-type="float" office:value="3071.3200597763062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0.3601350784302" table:style-name="ce5">
            <text:p>6.940</text:p>
          </table:table-cell>
          <table:table-cell office:value-type="float" office:value="1750.2800340652466" table:style-name="ce5">
            <text:p>1.7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59.9601354598999" table:style-name="ce5">
            <text:p>6.960</text:p>
          </table:table-cell>
          <table:table-cell office:value-type="float" office:value="2226.5600433349609" table:style-name="ce5">
            <text:p>2.227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969.7601356506348" table:style-name="ce5">
            <text:p>6.970</text:p>
          </table:table-cell>
          <table:table-cell office:value-type="float" office:value="4025.8400783538818" table:style-name="ce5">
            <text:p>4.026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973.6801357269287" table:style-name="ce5">
            <text:p>6.974</text:p>
          </table:table-cell>
          <table:table-cell office:value-type="float" office:value="2502.9200487136841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7138.3201389312744" table:style-name="ce5">
            <text:p>7.138</text:p>
          </table:table-cell>
          <table:table-cell office:value-type="float" office:value="3577.0000696182251" table:style-name="ce5">
            <text:p>3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3.6801357269287" table:style-name="ce5">
            <text:p>6.974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6979.5601358413696" table:style-name="ce5">
            <text:p>6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374.36000728607178" table:style-name="ce5">
            <text:p>3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5.2001094818115" table:style-name="ce5">
            <text:p>5.625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325.36000633239746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.2001094818115" table:style-name="ce5">
            <text:p>5.625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03.6401090621948" table:style-name="ce5">
            <text:p>5.604</text:p>
          </table:table-cell>
          <table:table-cell office:value-type="float" office:value="658.56001281738281" table:style-name="ce5">
            <text:p>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4.0401086807251" table:style-name="ce5">
            <text:p>5.584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5621.2801094055176" table:style-name="ce5">
            <text:p>5.6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8200.6401596069336" table:style-name="ce5">
            <text:p>8.201</text:p>
          </table:table-cell>
          <table:table-cell office:value-type="float" office:value="2324.5600452423096" table:style-name="ce5">
            <text:p>2.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18.1601657867432" table:style-name="ce5">
            <text:p>8.518</text:p>
          </table:table-cell>
          <table:table-cell office:value-type="float" office:value="3087.0000600814819" table:style-name="ce5">
            <text:p>3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88.9601554870605" table:style-name="ce5">
            <text:p>7.989</text:p>
          </table:table-cell>
          <table:table-cell office:value-type="float" office:value="1760.0800342559814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14.4401559829712" table:style-name="ce5">
            <text:p>8.014</text:p>
          </table:table-cell>
          <table:table-cell office:value-type="float" office:value="2228.5200433731079" table:style-name="ce5">
            <text:p>2.229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153.6001586914063" table:style-name="ce5">
            <text:p>8.154</text:p>
          </table:table-cell>
          <table:table-cell office:value-type="float" office:value="4029.7600784301758" table:style-name="ce5">
            <text:p>4.030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041.8801565170288" table:style-name="ce5">
            <text:p>8.042</text:p>
          </table:table-cell>
          <table:table-cell office:value-type="float" office:value="2504.8800487518311" table:style-name="ce5">
            <text:p>2.505</text:p>
          </table:table-cell>
          <table:table-cell office:value-type="string" table:style-name="ce5">
            <text:p>-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8341.7601623535156" table:style-name="ce5">
            <text:p>8.342</text:p>
          </table:table-cell>
          <table:table-cell office:value-type="float" office:value="3600.5200700759888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8.5601558685303" table:style-name="ce5">
            <text:p>8.009</text:p>
          </table:table-cell>
          <table:table-cell office:value-type="float" office:value="1301.4400253295898" table:style-name="ce5">
            <text:p>1.30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8053.6401567459106" table:style-name="ce5">
            <text:p>8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1358.2800264358521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1358.2800264358521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9" table:number-rows-spanned="1" table:style-name="ce10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O TOTAL DO INDICADOR C1C – RESPONSÁVEIS POR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material didático adequado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</text:p>
          </table:table-cell>
          <table:table-cell office:value-type="string" table:style-name="ce3">
            <text:p>Melhorar as formas de transporte e deslocamento de professores e alunos para a escola</text:p>
          </table:table-cell>
          <table:table-cell office:value-type="string" table:style-name="ce3">
            <text:p>Melhorar as condições de infraestrutura para uso de computador e Internet na escola</text:p>
          </table:table-cell>
          <table:table-cell office:value-type="string" table:style-name="ce3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597.36012840271" table:style-name="ce5">
            <text:p>6.597</text:p>
          </table:table-cell>
          <table:table-cell office:value-type="float" office:value="6567.9601278305054" table:style-name="ce5">
            <text:p>6.568</text:p>
          </table:table-cell>
          <table:table-cell office:value-type="float" office:value="2900.8000564575195" table:style-name="ce5">
            <text:p>2.901</text:p>
          </table:table-cell>
          <table:table-cell office:value-type="float" office:value="3341.8000650405884" table:style-name="ce5">
            <text:p>3.342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095.2400407791138" table:style-name="ce5">
            <text:p>2.095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2216.7600431442261" table:style-name="ce5">
            <text:p>2.21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430.7601251602173" table:style-name="ce5">
            <text:p>6.431</text:p>
          </table:table-cell>
          <table:table-cell office:value-type="float" office:value="6332.7601232528687" table:style-name="ce5">
            <text:p>6.333</text:p>
          </table:table-cell>
          <table:table-cell office:value-type="float" office:value="2714.6000528335571" table:style-name="ce5">
            <text:p>2.715</text:p>
          </table:table-cell>
          <table:table-cell office:value-type="float" office:value="3333.9600648880005" table:style-name="ce5">
            <text:p>3.334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436.680027961731" table:style-name="ce5">
            <text:p>1.437</text:p>
          </table:table-cell>
          <table:table-cell office:value-type="float" office:value="3185.0000619888306" table:style-name="ce5">
            <text:p>3.185</text:p>
          </table:table-cell>
          <table:table-cell office:value-type="float" office:value="2110.9200410842896" table:style-name="ce5">
            <text:p>2.11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1850.2400360107422" table:style-name="ce5">
            <text:p>1.850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711.48001384735107" table:style-name="ce5">
            <text:p>71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2424.5200471878052" table:style-name="ce5">
            <text:p>2.425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2542.1200494766235" table:style-name="ce5">
            <text:p>2.542</text:p>
          </table:table-cell>
          <table:table-cell office:value-type="float" office:value="1901.2000370025635" table:style-name="ce5">
            <text:p>1.90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4713.8000917434692" table:style-name="ce5">
            <text:p>4.714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1152.4800224304199" table:style-name="ce5">
            <text:p>1.15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987.8001165390015" table:style-name="ce5">
            <text:p>5.988</text:p>
          </table:table-cell>
          <table:table-cell office:value-type="float" office:value="4345.3200845718384" table:style-name="ce5">
            <text:p>4.345</text:p>
          </table:table-cell>
          <table:table-cell office:value-type="float" office:value="1865.920036315918" table:style-name="ce5">
            <text:p>1.866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148.96000289916992" table:style-name="ce5">
            <text:p>149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2749.8800535202026" table:style-name="ce5">
            <text:p>2.75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203.84000396728516" table:style-name="ce5">
            <text:p>20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4606.0000896453857" table:style-name="ce5">
            <text:p>4.606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2565.6400499343872" table:style-name="ce5">
            <text:p>2.566</text:p>
          </table:table-cell>
          <table:table-cell office:value-type="float" office:value="1305.3600254058838" table:style-name="ce5">
            <text:p>1.30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797.6801128387451" table:style-name="ce5">
            <text:p>5.798</text:p>
          </table:table-cell>
          <table:table-cell office:value-type="float" office:value="4374.720085144043" table:style-name="ce5">
            <text:p>4.375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1779.6800346374512" table:style-name="ce5">
            <text:p>1.78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279.0800638198853" table:style-name="ce5">
            <text:p>3.279</text:p>
          </table:table-cell>
          <table:table-cell office:value-type="float" office:value="2734.2000532150269" table:style-name="ce5">
            <text:p>2.734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2865.520055770874" table:style-name="ce5">
            <text:p>2.866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270.48000526428223" table:style-name="ce5">
            <text:p>27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174.0001201629639" table:style-name="ce5">
            <text:p>6.174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2716.5600528717041" table:style-name="ce5">
            <text:p>2.717</text:p>
          </table:table-cell>
          <table:table-cell office:value-type="float" office:value="2197.1600427627563" table:style-name="ce5">
            <text:p>2.1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768.2801122665405" table:style-name="ce5">
            <text:p>5.768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105.84000205993652" table:style-name="ce5">
            <text:p>10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1787.5200347900391" table:style-name="ce5">
            <text:p>1.788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1297.5200252532959" table:style-name="ce5">
            <text:p>1.29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37.24000072479248" table:style-name="ce5">
            <text:p>3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228.8801212310791" table:style-name="ce5">
            <text:p>6.229</text:p>
          </table:table-cell>
          <table:table-cell office:value-type="float" office:value="6297.4801225662231" table:style-name="ce5">
            <text:p>6.297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3320.2400646209717" table:style-name="ce5">
            <text:p>3.320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1767.9200344085693" table:style-name="ce5">
            <text:p>1.76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266.56000518798828" table:style-name="ce5">
            <text:p>26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86.2000036239624" table:style-name="ce5">
            <text:p>18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51.4000749588013" table:style-name="ce5">
            <text:p>3.851</text:p>
          </table:table-cell>
          <table:table-cell office:value-type="float" office:value="6573.8401279449463" table:style-name="ce5">
            <text:p>6.574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2091.3200407028198" table:style-name="ce5">
            <text:p>2.091</text:p>
          </table:table-cell>
          <table:table-cell office:value-type="float" office:value="3698.5200719833374" table:style-name="ce5">
            <text:p>3.699</text:p>
          </table:table-cell>
          <table:table-cell office:value-type="float" office:value="2210.8800430297852" table:style-name="ce5">
            <text:p>2.21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37.0001077651978" table:style-name="ce5">
            <text:p>5.537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170.52000331878662" table:style-name="ce5">
            <text:p>17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595.400128364563" table:style-name="ce5">
            <text:p>6.595</text:p>
          </table:table-cell>
          <table:table-cell office:value-type="float" office:value="6567.9601278305054" table:style-name="ce5">
            <text:p>6.568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095.2400407791138" table:style-name="ce5">
            <text:p>2.095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2216.7600431442261" table:style-name="ce5">
            <text:p>2.21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MARGEM DE ERRO PARA O TOTAL DO INDICADOR D2B – RESPONSÁVEIS POR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1">
            <text:p>Total de responsáveis por escolas localizadas em áreas rurais<text:s/>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5" table:number-rows-spanned="1" table:style-name="ce6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6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programas de formação de professores para o uso de computador e Internet na escola</text:p>
          </table:table-cell>
          <table:covered-table-cell table:number-columns-repeated="4"/>
          <table:table-cell office:value-type="string" table:number-columns-spanned="5" table:number-rows-spanned="1" table:style-name="ce6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534.6401271820068" table:style-name="ce5">
            <text:p>6.535</text:p>
          </table:table-cell>
          <table:table-cell office:value-type="float" office:value="1797.3200349807739" table:style-name="ce5">
            <text:p>1.797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479.7601261138916" table:style-name="ce5">
            <text:p>6.480</text:p>
          </table:table-cell>
          <table:table-cell office:value-type="float" office:value="2030.5600395202637" table:style-name="ce5">
            <text:p>2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603.2401285171509" table:style-name="ce5">
            <text:p>6.603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550.3201274871826" table:style-name="ce5">
            <text:p>6.550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538.5601272583008" table:style-name="ce5">
            <text:p>6.539</text:p>
          </table:table-cell>
          <table:table-cell office:value-type="float" office:value="1818.8800354003906" table:style-name="ce5">
            <text:p>1.819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6601.2801284790039" table:style-name="ce5">
            <text:p>6.601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6554.2401275634766" table:style-name="ce5">
            <text:p>6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5.000147819519" table:style-name="ce5">
            <text:p>7.59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489.5601263046265" table:style-name="ce5">
            <text:p>6.490</text:p>
          </table:table-cell>
          <table:table-cell office:value-type="float" office:value="1787.5200347900391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489.5601263046265" table:style-name="ce5">
            <text:p>6.490</text:p>
          </table:table-cell>
          <table:table-cell office:value-type="float" office:value="1783.6000347137451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583.6401281356812" table:style-name="ce5">
            <text:p>6.584</text:p>
          </table:table-cell>
          <table:table-cell office:value-type="float" office:value="276.36000537872314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475.8401260375977" table:style-name="ce5">
            <text:p>6.476</text:p>
          </table:table-cell>
          <table:table-cell office:value-type="float" office:value="2277.5200443267822" table:style-name="ce5">
            <text:p>2.278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489.5601263046265" table:style-name="ce5">
            <text:p>6.490</text:p>
          </table:table-cell>
          <table:table-cell office:value-type="float" office:value="1814.9600353240967" table:style-name="ce5">
            <text:p>1.81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583.6401281356812" table:style-name="ce5">
            <text:p>6.584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6583.6401281356812" table:style-name="ce5">
            <text:p>6.584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.4801425933838" table:style-name="ce5">
            <text:p>7.326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6513.0801267623901" table:style-name="ce5">
            <text:p>6.5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.4801425933838" table:style-name="ce5">
            <text:p>7.32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195.2000427246094" table:style-name="ce5">
            <text:p>2.195</text:p>
          </table:table-cell>
          <table:table-cell office:value-type="float" office:value="970.20001888275146" table:style-name="ce5">
            <text:p>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373.5600461959839" table:style-name="ce5">
            <text:p>2.374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373.5600461959839" table:style-name="ce5">
            <text:p>2.374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143.080002784729" table:style-name="ce5">
            <text:p>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2287.3200445175171" table:style-name="ce5">
            <text:p>2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5.0800580978394" table:style-name="ce5">
            <text:p>2.98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296.720064163208" table:style-name="ce5">
            <text:p>3.297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1899.2400369644165" table:style-name="ce5">
            <text:p>1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298.680064201355" table:style-name="ce5">
            <text:p>3.299</text:p>
          </table:table-cell>
          <table:table-cell office:value-type="float" office:value="192.0800037384033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110.5200605392456" table:style-name="ce5">
            <text:p>3.111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300.640064239502" table:style-name="ce5">
            <text:p>3.301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302.6000642776489" table:style-name="ce5">
            <text:p>3.303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302.6000642776489" table:style-name="ce5">
            <text:p>3.303</text:p>
          </table:table-cell>
          <table:table-cell office:value-type="float" office:value="50.960000991821289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1771.8400344848633" table:style-name="ce5">
            <text:p>1.772</text:p>
          </table:table-cell>
          <table:table-cell office:value-type="float" office:value="2902.7600564956665" table:style-name="ce5">
            <text:p>2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0.8400831222534" table:style-name="ce5">
            <text:p>4.27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866.6800947189331" table:style-name="ce5">
            <text:p>4.867</text:p>
          </table:table-cell>
          <table:table-cell office:value-type="float" office:value="1773.8000345230103" table:style-name="ce5">
            <text:p>1.774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5058.7600984573364" table:style-name="ce5">
            <text:p>5.059</text:p>
          </table:table-cell>
          <table:table-cell office:value-type="float" office:value="695.80001354217529" table:style-name="ce5">
            <text:p>6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5096.0000991821289" table:style-name="ce5">
            <text:p>5.096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1889.4400367736816" table:style-name="ce5">
            <text:p>1.889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4864.7200946807861" table:style-name="ce5">
            <text:p>4.865</text:p>
          </table:table-cell>
          <table:table-cell office:value-type="float" office:value="1797.3200349807739" table:style-name="ce5">
            <text:p>1.797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5096.0000991821289" table:style-name="ce5">
            <text:p>5.096</text:p>
          </table:table-cell>
          <table:table-cell office:value-type="float" office:value="194.04000377655029" table:style-name="ce5">
            <text:p>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5096.0000991821289" table:style-name="ce5">
            <text:p>5.096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5056.8000984191895" table:style-name="ce5">
            <text:p>5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531.5200881958008" table:style-name="ce5">
            <text:p>4.532</text:p>
          </table:table-cell>
          <table:table-cell office:value-type="float" office:value="211.68000411987305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31.5200881958008" table:style-name="ce5">
            <text:p>4.532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31.5200881958008" table:style-name="ce5">
            <text:p>4.532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252.84000492095947" table:style-name="ce5">
            <text:p>2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33.4800882339478" table:style-name="ce5">
            <text:p>4.533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4533.4800882339478" table:style-name="ce5">
            <text:p>4.533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4441.36008644104" table:style-name="ce5">
            <text:p>4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4.6001291275024" table:style-name="ce5">
            <text:p>6.63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34.6400318145752" table:style-name="ce5">
            <text:p>1.635</text:p>
          </table:table-cell>
          <table:table-cell office:value-type="float" office:value="1775.7600345611572" table:style-name="ce5">
            <text:p>1.7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121.5200023651123" table:style-name="ce5">
            <text:p>1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636.6000318527222" table:style-name="ce5">
            <text:p>1.637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640.5200319290161" table:style-name="ce5">
            <text:p>1.641</text:p>
          </table:table-cell>
          <table:table-cell office:value-type="float" office:value="1767.9200344085693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2379.4400463104248" table:style-name="ce5">
            <text:p>2.379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377.4800462722778" table:style-name="ce5">
            <text:p>2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031.3200979232788" table:style-name="ce5">
            <text:p>5.031</text:p>
          </table:table-cell>
          <table:table-cell office:value-type="float" office:value="978.04001903533936" table:style-name="ce5">
            <text:p>9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001.9200973510742" table:style-name="ce5">
            <text:p>5.002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5072.4800987243652" table:style-name="ce5">
            <text:p>5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.2000780105591" table:style-name="ce5">
            <text:p>4.00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250.8800048828125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600.1200895309448" table:style-name="ce5">
            <text:p>4.600</text:p>
          </table:table-cell>
          <table:table-cell office:value-type="float" office:value="1775.7600345611572" table:style-name="ce5">
            <text:p>1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250.8800048828125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835.3200941085815" table:style-name="ce5">
            <text:p>4.835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845.1200942993164" table:style-name="ce5">
            <text:p>4.845</text:p>
          </table:table-cell>
          <table:table-cell office:value-type="float" office:value="350.84000682830811" table:style-name="ce5">
            <text:p>3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96.0400018692016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.4801244735718" table:style-name="ce5">
            <text:p>6.395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4600.1200895309448" table:style-name="ce5">
            <text:p>4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.4801244735718" table:style-name="ce5">
            <text:p>6.39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1781.6400346755981" table:style-name="ce5">
            <text:p>1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3226.160062789917" table:style-name="ce5">
            <text:p>3.226</text:p>
          </table:table-cell>
          <table:table-cell office:value-type="float" office:value="211.68000411987305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178.36000347137451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2189.3200426101685" table:style-name="ce5">
            <text:p>2.1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1785.5600347518921" table:style-name="ce5">
            <text:p>1.7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3230.0800628662109" table:style-name="ce5">
            <text:p>3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.6400880813599" table:style-name="ce5">
            <text:p>4.52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279.8401222229004" table:style-name="ce5">
            <text:p>6.280</text:p>
          </table:table-cell>
          <table:table-cell office:value-type="float" office:value="2016.8400392532349" table:style-name="ce5">
            <text:p>2.0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491.5201263427734" table:style-name="ce5">
            <text:p>6.492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497.4001264572144" table:style-name="ce5">
            <text:p>6.497</text:p>
          </table:table-cell>
          <table:table-cell office:value-type="float" office:value="684.04001331329346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245.00000476837158" table:style-name="ce5">
            <text:p>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1907.0800371170044" table:style-name="ce5">
            <text:p>1.907</text:p>
          </table:table-cell>
          <table:table-cell office:value-type="float" office:value="6311.200122833252" table:style-name="ce5">
            <text:p>6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121.5200023651123" table:style-name="ce5">
            <text:p>122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88.20000171661377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250.8800048828125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.6801166534424" table:style-name="ce5">
            <text:p>5.994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360.240026473999" table:style-name="ce5">
            <text:p>1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.6801166534424" table:style-name="ce5">
            <text:p>5.99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47.040000915527344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966.28001880645752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178.36000347137451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1346.5200262069702" table:style-name="ce5">
            <text:p>1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.3600616455078" table:style-name="ce5">
            <text:p>3.16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36.6801233291626" table:style-name="ce5">
            <text:p>6.337</text:p>
          </table:table-cell>
          <table:table-cell office:value-type="float" office:value="1767.9200344085693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336.6801233291626" table:style-name="ce5">
            <text:p>6.337</text:p>
          </table:table-cell>
          <table:table-cell office:value-type="float" office:value="1767.9200344085693" table:style-name="ce5">
            <text:p>1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352.3601236343384" table:style-name="ce5">
            <text:p>6.352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336.6801233291626" table:style-name="ce5">
            <text:p>6.337</text:p>
          </table:table-cell>
          <table:table-cell office:value-type="float" office:value="1769.8800344467163" table:style-name="ce5">
            <text:p>1.7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5.8801336288452" table:style-name="ce5">
            <text:p>6.866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6381.760124206543" table:style-name="ce5">
            <text:p>6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5.8801336288452" table:style-name="ce5">
            <text:p>6.86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235.20000457763672" table:style-name="ce5">
            <text:p>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284.20000553131104" table:style-name="ce5">
            <text:p>2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231.28000450134277" table:style-name="ce5">
            <text:p>23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254.80000495910645" table:style-name="ce5">
            <text:p>25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307.72000598907471" table:style-name="ce5">
            <text:p>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67.9601278305054" table:style-name="ce5">
            <text:p>6.568</text:p>
          </table:table-cell>
          <table:table-cell office:value-type="float" office:value="1789.480034828186" table:style-name="ce5">
            <text:p>1.789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509.1601266860962" table:style-name="ce5">
            <text:p>6.509</text:p>
          </table:table-cell>
          <table:table-cell office:value-type="float" office:value="2028.6000394821167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642.4401292800903" table:style-name="ce5">
            <text:p>6.642</text:p>
          </table:table-cell>
          <table:table-cell office:value-type="float" office:value="272.440005302429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575.8001279830933" table:style-name="ce5">
            <text:p>6.576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567.9601278305054" table:style-name="ce5">
            <text:p>6.568</text:p>
          </table:table-cell>
          <table:table-cell office:value-type="float" office:value="1805.1600351333618" table:style-name="ce5">
            <text:p>1.80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6642.4401292800903" table:style-name="ce5">
            <text:p>6.642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.960111618042" table:style-name="ce5">
            <text:p>5.735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6579.7201280593872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.960111618042" table:style-name="ce5">
            <text:p>5.73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31.00001811981201" table:style-name="ce5">
            <text:p>931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50.960000991821289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925.12001800537109" table:style-name="ce5">
            <text:p>9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2.4801082611084" table:style-name="ce5">
            <text:p>5.56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6566.0001277923584" table:style-name="ce5">
            <text:p>6.566</text:p>
          </table:table-cell>
          <table:table-cell office:value-type="float" office:value="1797.3200349807739" table:style-name="ce5">
            <text:p>1.797</text:p>
          </table:table-cell>
          <table:table-cell office:value-type="string" table:style-name="ce5">
            <text:p>-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509.1601266860962" table:style-name="ce5">
            <text:p>6.509</text:p>
          </table:table-cell>
          <table:table-cell office:value-type="float" office:value="2028.6000394821167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636.5601291656494" table:style-name="ce5">
            <text:p>6.637</text:p>
          </table:table-cell>
          <table:table-cell office:value-type="float" office:value="319.48000621795654" table:style-name="ce5">
            <text:p>319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573.8401279449463" table:style-name="ce5">
            <text:p>6.574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567.9601278305054" table:style-name="ce5">
            <text:p>6.568</text:p>
          </table:table-cell>
          <table:table-cell office:value-type="float" office:value="1814.9600353240967" table:style-name="ce5">
            <text:p>1.81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6579.7201280593872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40.92001247406006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0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O TOTAL DO INDICADOR D2C – RESPONSÁVEIS POR ESCOLAS RURAIS, POR PERCEPÇÃO SOBRE A PRINCIPAL AÇÃO PARA MELHORAR OU AMPLIAR O USO DA INTERNET NAS PRÁTICAS DE ENSINO E DE APRENDIZAGEM N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Ampliar o número de espaços da escola com acesso à Internet para os aluno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formação de professores para uso de computador e Internet na escola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991.3600387573242" table:style-name="ce5">
            <text:p>1.991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4637.3600902557373" table:style-name="ce5">
            <text:p>4.637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2467.6400480270386" table:style-name="ce5">
            <text:p>2.468</text:p>
          </table:table-cell>
          <table:table-cell office:value-type="float" office:value="4437.4400863647461" table:style-name="ce5">
            <text:p>4.437</text:p>
          </table:table-cell>
          <table:table-cell office:value-type="float" office:value="2124.6400413513184" table:style-name="ce5">
            <text:p>2.125</text:p>
          </table:table-cell>
          <table:table-cell office:value-type="float" office:value="2016.8400392532349" table:style-name="ce5">
            <text:p>2.017</text:p>
          </table:table-cell>
          <table:table-cell office:value-type="float" office:value="7595.000147819519" table:style-name="ce5">
            <text:p>7.59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4625.6000900268555" table:style-name="ce5">
            <text:p>4.626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4435.4800863265991" table:style-name="ce5">
            <text:p>4.435</text:p>
          </table:table-cell>
          <table:table-cell office:value-type="float" office:value="2001.1600389480591" table:style-name="ce5">
            <text:p>2.001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7326.4801425933838" table:style-name="ce5">
            <text:p>7.32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2985.0800580978394" table:style-name="ce5">
            <text:p>2.98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4270.8400831222534" table:style-name="ce5">
            <text:p>4.27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1795.360034942627" table:style-name="ce5">
            <text:p>1.79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3098.7600603103638" table:style-name="ce5">
            <text:p>3.09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6634.6001291275024" table:style-name="ce5">
            <text:p>6.63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1771.8400344848633" table:style-name="ce5">
            <text:p>1.77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767.1200733184814" table:style-name="ce5">
            <text:p>3.76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4008.2000780105591" table:style-name="ce5">
            <text:p>4.00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4406.0800857543945" table:style-name="ce5">
            <text:p>4.406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6395.4801244735718" table:style-name="ce5">
            <text:p>6.39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432.760027885437" table:style-name="ce5">
            <text:p>1.433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1832.6000356674194" table:style-name="ce5">
            <text:p>1.833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4525.6400880813599" table:style-name="ce5">
            <text:p>4.52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17.0800275802612" table:style-name="ce5">
            <text:p>1.417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4402.1600856781006" table:style-name="ce5">
            <text:p>4.402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4359.0400848388672" table:style-name="ce5">
            <text:p>4.359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3769.0800733566284" table:style-name="ce5">
            <text:p>3.76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993.6801166534424" table:style-name="ce5">
            <text:p>5.99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3167.3600616455078" table:style-name="ce5">
            <text:p>3.16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105.84000205993652" table:style-name="ce5">
            <text:p>10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4607.9600896835327" table:style-name="ce5">
            <text:p>4.608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4374.720085144043" table:style-name="ce5">
            <text:p>4.375</text:p>
          </table:table-cell>
          <table:table-cell office:value-type="float" office:value="1961.9600381851196" table:style-name="ce5">
            <text:p>1.962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6865.8801336288452" table:style-name="ce5">
            <text:p>6.86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644.840012550354" table:style-name="ce5">
            <text:p>64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297.92000579833984" table:style-name="ce5">
            <text:p>298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56.0800380706787" table:style-name="ce5">
            <text:p>1.956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4633.4400901794434" table:style-name="ce5">
            <text:p>4.633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2424.5200471878052" table:style-name="ce5">
            <text:p>2.425</text:p>
          </table:table-cell>
          <table:table-cell office:value-type="float" office:value="4382.5600852966309" table:style-name="ce5">
            <text:p>4.383</text:p>
          </table:table-cell>
          <table:table-cell office:value-type="float" office:value="2116.8000411987305" table:style-name="ce5">
            <text:p>2.117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5734.960111618042" table:style-name="ce5">
            <text:p>5.73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5562.4801082611084" table:style-name="ce5">
            <text:p>5.56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4637.3600902557373" table:style-name="ce5">
            <text:p>4.637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4437.4400863647461" table:style-name="ce5">
            <text:p>4.437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7581.2801475524902" table:style-name="ce5">
            <text:p>7.58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1356.3200263977051" table:style-name="ce5">
            <text:p>1.3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4T14:56:16Z</meta:creation-date>
    <dc:date>2020-06-07T19:23:21Z</dc:date>
  </office:meta>
</office:document-meta>
</file>